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2268" officeooo:paragraph-rsid="00042268"/>
    </style:style>
    <style:style style:name="P2" style:family="paragraph" style:parent-style-name="Standard" style:list-style-name="L1">
      <style:text-properties officeooo:paragraph-rsid="00042268"/>
    </style:style>
    <style:style style:name="T1" style:family="text">
      <style:text-properties officeooo:rsid="000422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i</text:p>
      <text:list xml:id="list7989701830040405368" text:style-name="L1">
        <text:list-item>
          <text:p text:style-name="P2"><text:a xlink:type="simple" xlink:href="http://www.fontyssensorwiki.nl/doku.php?id=background:signal_conditioning_and_sensor_read-out" office:name="filtrRc"><text:span text:style-name="T1">filtrRc</text:span></text:a>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2:46:11.868334475</meta:creation-date>
    <dc:date>2016-05-16T12:48:13.644506754</dc:date>
    <meta:editing-duration>P0D</meta:editing-duration>
    <meta:editing-cycles>1</meta:editing-cycles>
    <meta:document-statistic meta:table-count="0" meta:image-count="0" meta:object-count="0" meta:page-count="1" meta:paragraph-count="3" meta:word-count="4" meta:character-count="14" meta:non-whitespace-character-count="14"/>
    <meta:generator>LibreOffice/4.2.8.2$Linux_X86_64 LibreOffice_project/420m0$Build-2</meta:generator>
  </office:meta>
</office:document-meta>
</file>